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 CASE :&lt;Tax calculation&gt;</text:p>
      <text:p text:style-name="Standard">LEVEL : User Goal</text:p>
      <text:p text:style-name="Standard">SCOPE : Qcity Bank</text:p>
      <text:p text:style-name="Standard">PRIMARY ACTOR : System</text:p>
      <text:p text:style-name="Standard">STAKEHOLDERS AND INTERESTS :</text:p>
      <text:p text:style-name="Standard">SYSTEM -&gt;Calculates tax for the customer</text:p>
      <text:p text:style-name="Standard">CLERK -&gt;Checks the conditions for tax calculation</text:p>
      <text:p text:style-name="Standard">PRE-CONDITIONS :Customer must have a Fxed Deposit Account in Qcity bank</text:p>
      <text:p text:style-name="Standard"><text:s text:c="2"/><text:tab/><text:tab/><text:tab/>Customer must have balance applicable for tax calculation</text:p>
      <text:p text:style-name="Standard">SUCCESS GUARANTEE : Tax is calculated and added to his account</text:p>
      <text:p text:style-name="Standard">MAIN SUCCESS SCENARIO : </text:p>
      <text:p text:style-name="Standard">&lt;1&gt; Clerk checks for customer id and the account balance </text:p>
      <text:p text:style-name="Standard">&lt;2&gt; System Check interest for customer's fixed deposit amount and tax slab of the bank</text:p>
      <text:p text:style-name="Standard">&lt;3&gt; Verify it with interest limit and weather the account is fixed deposit or not</text:p>
      <text:p text:style-name="Standard">&lt;4&gt; If tax applicable system calculates tax</text:p>
      <text:p text:style-name="Standard">&lt;5&gt; System uploads the calculated tax to the customer's fixed deposit account</text:p>
      <text:p text:style-name="Standard">&lt;6&gt; System updates customer account details and send mail to customer </text:p>
      <text:p text:style-name="Standard">EXTENTIONS :</text:p>
      <text:p text:style-name="Standard">6-&gt; mail sending failed</text:p>
      <text:p text:style-name="Standard">-&gt;retry step 6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1:37:51.19</meta:creation-date>
    <dc:date>2014-04-08T15:16:46.90</dc:date>
    <meta:editing-duration>PT11M59S</meta:editing-duration>
    <meta:editing-cycles>6</meta:editing-cycles>
    <meta:generator>OpenOffice.org/3.4$Win32 OpenOffice.org_project/340m1$Build-9590</meta:generator>
    <meta:document-statistic meta:table-count="0" meta:image-count="0" meta:object-count="0" meta:page-count="1" meta:paragraph-count="20" meta:word-count="146" meta:character-count="883"/>
  </office:meta>
</office:document-meta>
</file>